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5CDB6E0D.png"/>
  <manifest:file-entry manifest:media-type="image/jpeg" manifest:full-path="Pictures/1000000000000020000000201BE557E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1cm" draw:marker-start-width="0.45cm" draw:marker-end-width="0.45cm" draw:fill="solid" draw:fill-color="#ffffcc"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1cm" draw:marker-start-width="0.45cm" draw:marker-end-width="0.45cm" draw:fill="solid" draw:fill-color="#9999ff" draw:textarea-horizontal-align="justify" draw:textarea-vertical-align="top" draw:auto-grow-height="false" fo:padding-top="0.175cm" fo:padding-bottom="0.175cm" fo:padding-left="0.3cm" fo:padding-right="0.3cm"/>
    </style:style>
    <style:style style:name="gr3" style:family="graphic" style:parent-style-name="standard">
      <style:graphic-properties svg:stroke-width="0.1cm" draw:marker-start-width="0.45cm" draw:marker-end-width="0.45cm" draw:fill="solid" draw:fill-color="#ffcc99" draw:textarea-horizontal-align="justify" draw:textarea-vertical-align="top" draw:auto-grow-height="false" fo:padding-top="0.175cm" fo:padding-bottom="0.175cm" fo:padding-left="0.3cm" fo:padding-right="0.3cm"/>
    </style:style>
    <style:style style:name="gr4" style:family="graphic" style:parent-style-name="standard">
      <style:graphic-properties svg:stroke-width="0.1cm" draw:marker-start-width="0.45cm" draw:marker-end-width="0.45cm" draw:fill="solid" draw:fill-color="#ccffff" draw:textarea-horizontal-align="justify" draw:textarea-vertical-align="top" draw:auto-grow-height="false" fo:padding-top="0.175cm" fo:padding-bottom="0.175cm" fo:padding-left="0.3cm" fo:padding-right="0.3cm"/>
    </style:style>
    <style:style style:name="gr5" style:family="graphic" style:parent-style-name="standard">
      <style:graphic-properties draw:textarea-horizontal-align="center" draw:textarea-vertical-align="top"/>
    </style:style>
    <style:style style:name="gr6" style:family="graphic" style:parent-style-name="standard">
      <style:graphic-properties draw:stroke="dash" draw:stroke-dash="Fine_20_Dashed" draw:textarea-horizontal-align="center" draw:textarea-vertical-align="top"/>
    </style:style>
    <style:style style:name="gr7" style:family="graphic" style:parent-style-name="standard">
      <style:graphic-properties draw:fill="solid" draw:fill-color="#ffffff" draw:textarea-horizontal-align="justify" draw:textarea-vertical-align="middle" draw:auto-grow-height="false" fo:min-height="0cm" fo:min-width="0cm" fo:wrap-option="no-wrap"/>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dash" draw:stroke-dash="Fine_20_Dashed" draw:textarea-horizontal-align="justify" draw:textarea-vertical-align="middle" draw:auto-grow-height="fals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width="0.1cm" draw:marker-start-width="0.45cm" draw:marker-end="Arrow" draw:marker-end-width="0.45cm" draw:textarea-horizontal-align="center" draw:textarea-vertical-align="top" fo:padding-top="0.175cm" fo:padding-bottom="0.175cm" fo:padding-left="0.3cm" fo:padding-right="0.3cm"/>
    </style:style>
    <style:style style:name="gr12" style:family="graphic" style:parent-style-name="standard">
      <style:graphic-properties draw:stroke="none" svg:stroke-color="#000000" draw:fill="none" draw:fill-color="#ffffff" fo:min-height="0.619cm"/>
    </style:style>
    <style:style style:name="gr13" style:family="graphic" style:parent-style-name="standard">
      <style:graphic-properties draw:stroke="none" svg:stroke-color="#000000" draw:fill="none" draw:fill-color="#ffffff" fo:min-height="0.884cm"/>
    </style:style>
    <style:style style:name="gr14" style:family="graphic" style:parent-style-name="standard">
      <style:graphic-properties draw:stroke="none" svg:stroke-color="#000000" draw:fill="none" draw:fill-color="#ffffff" fo:min-height="0.25cm"/>
    </style:style>
    <style:style style:name="gr15" style:family="graphic" style:parent-style-name="standard">
      <style:graphic-properties draw:stroke="none" svg:stroke-color="#000000" draw:fill="none" draw:fill-color="#ffffff" fo:min-height="0.944cm"/>
    </style:style>
    <style:style style:name="gr16" style:family="graphic" style:parent-style-name="standard">
      <style:graphic-properties svg:stroke-width="0.4cm" svg:stroke-color="#0000ff" draw:marker-start="" draw:marker-start-width="0.9cm" draw:marker-end="Arrow" draw:marker-end-width="0.9cm" draw:textarea-horizontal-align="center" draw:textarea-vertical-align="middle" fo:padding-top="0.325cm" fo:padding-bottom="0.325cm" fo:padding-left="0.45cm" fo:padding-right="0.45cm"/>
    </style:style>
    <style:style style:name="gr17" style:family="graphic" style:parent-style-name="standard">
      <style:graphic-properties draw:stroke="none" svg:stroke-color="#000000" draw:fill="none" draw:fill-color="#ffffff" fo:min-height="0.75cm"/>
    </style:style>
    <style:style style:name="gr18" style:family="graphic" style:parent-style-name="standard">
      <style:graphic-properties draw:stroke="none" svg:stroke-color="#000000" draw:fill="none" draw:fill-color="#ffffff" fo:min-height="0.947cm"/>
    </style:style>
    <style:style style:name="P1" style:family="paragraph">
      <style:paragraph-properties fo:line-height="100%" fo:text-align="center"/>
    </style:style>
    <style:style style:name="P2" style:family="paragraph">
      <style:paragraph-properties fo:line-height="100%" fo:text-align="center"/>
      <style:text-properties style:font-size-asian="10pt"/>
    </style:style>
    <style:style style:name="P3" style:family="paragraph">
      <style:paragraph-properties fo:text-align="center"/>
    </style:style>
    <style:style style:name="P4" style:family="paragraph">
      <style:paragraph-properties fo:line-height="100%" fo:text-align="center"/>
      <style:text-properties fo:font-size="28pt" style:font-size-asian="10pt" style:font-size-complex="28pt"/>
    </style:style>
    <style:style style:name="P5" style:family="paragraph">
      <style:paragraph-properties fo:text-align="center"/>
      <style:text-properties fo:font-size="10pt" style:font-size-asian="10pt" style:font-size-complex="18pt"/>
    </style:style>
    <style:style style:name="P6" style:family="paragraph">
      <style:paragraph-properties fo:text-align="center"/>
      <style:text-properties style:font-size-asian="10pt"/>
    </style:style>
    <style:style style:name="P7" style:family="paragraph">
      <style:text-properties style:font-size-asian="10pt"/>
    </style:style>
    <style:style style:name="P8" style:family="paragraph">
      <style:text-properties fo:font-size="10pt" style:font-size-asian="10pt" style:font-size-complex="18pt"/>
    </style:style>
    <style:style style:name="T1" style:family="text">
      <style:text-properties fo:font-size="28pt" style:font-size-asian="10pt" style:font-size-complex="28pt"/>
    </style:style>
    <style:style style:name="T2" style:family="text">
      <style:text-properties fo:font-size="10pt" style:font-size-asian="10pt" style:font-size-complex="18pt"/>
    </style:style>
    <style:style style:name="T3" style:family="text">
      <style:text-properties style:font-size-asian="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2" draw:layer="layout" svg:width="4.977cm" svg:height="10.5cm" svg:x="1.123cm" svg:y="1cm">
          <text:p text:style-name="P1"><text:span text:style-name="T1">入力</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5.2cm" svg:height="3.376cm" svg:x="6.1cm" svg:y="8.124cm">
          <text:p text:style-name="P1"><text:span text:style-name="T1">デ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5cm" svg:height="10.5cm" svg:x="11.5cm" svg:y="1cm">
          <text:p text:style-name="P3"><text:span text:style-name="T1">出力</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5.3cm" svg:height="7cm" svg:x="6.1cm" svg:y="1cm">
          <text:p text:style-name="P1"><text:span text:style-name="T1">表示</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5" draw:layer="layout" svg:width="3.598cm" svg:height="2.514cm" svg:x="6.7cm" svg:y="3.3cm">
          <text:p text:style-name="P3"><text:span text:style-name="T2">&lt;&lt;</text:span><text:span text:style-name="T2">画面</text:span><text:span text:style-name="T2">&gt;&gt;</text:span></text:p>
          <text:p text:style-name="P3"><text:span text:style-name="T2">2.</text:span><text:span text:style-name="T2">表示画面</text:span></text:p>
        </draw:rect>
        <draw:rect draw:style-name="gr5" draw:text-style-name="P5" draw:layer="layout" svg:width="3.495cm" svg:height="2.447cm" svg:x="1.505cm" svg:y="3.553cm">
          <text:p text:style-name="P3"><text:span text:style-name="T2">&lt;&lt;</text:span><text:span text:style-name="T2">画面</text:span><text:span text:style-name="T2">&gt;&gt;</text:span></text:p>
          <text:p text:style-name="P3"><text:span text:style-name="T2">1.</text:span><text:span text:style-name="T2">入力画面</text:span></text:p>
        </draw:rect>
        <draw:rect draw:style-name="gr6" draw:text-style-name="P5" draw:layer="layout" svg:width="2.613cm" svg:height="1.645cm" svg:x="13.887cm" svg:y="1.855cm">
          <text:p text:style-name="P3"><text:span text:style-name="T2">&lt;&lt;</text:span><text:span text:style-name="T2">画面</text:span><text:span text:style-name="T2">&gt;&gt;</text:span></text:p>
          <text:p text:style-name="P3"><text:span text:style-name="T2">PC</text:span></text:p>
          <text:p text:style-name="P3"><text:span text:style-name="T2">クライアント</text:span></text:p>
        </draw:rect>
        <draw:custom-shape draw:style-name="gr7" draw:text-style-name="P6" draw:layer="layout" svg:width="3.864cm" svg:height="1.619cm" svg:x="13.136cm" svg:y="3cm">
          <text:p text:style-name="P3"><text:span text:style-name="T3">クラウド</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6" draw:layer="layout" svg:width="2.5cm" svg:height="1.6cm" svg:x="7cm" svg:y="9cm">
          <text:p text:style-name="P3"><text:span text:style-name="T3">入出金</text:span></text:p>
          <text:p text:style-name="P3"><text:span text:style-name="T3">残高</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6" draw:layer="layout" svg:width="2.262cm" svg:height="1.79cm" svg:x="3.5cm" svg:y="8.71cm">
          <text:p text:style-name="P3"><text:span text:style-name="T3">バックアップ</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5" draw:layer="layout" svg:width="1.76cm" svg:height="1.974cm" svg:x="14.54cm" svg:y="7.526cm">
          <text:p text:style-name="P5">帳票</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5" draw:layer="layout" svg:width="2.309cm" svg:height="1.5cm" svg:x="13.691cm" svg:y="4.5cm">
          <text:p text:style-name="P5">バックアップ</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5" draw:layer="layout" svg:width="2.465cm" svg:height="1.653cm" svg:x="12cm" svg:y="8.5cm">
          <text:p text:style-name="P3"><text:span text:style-name="T2">CSV</text:span></text:p>
          <text:p text:style-name="P3"><text:span text:style-name="T2">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 draw:text-style-name="P6" draw:layer="layout" svg:width="1.127cm" svg:height="0.977cm" svg:x="11.817cm" svg:y="7.669cm">
          <draw:image xlink:href="Pictures/1000000000000020000000201BE557EF.jpg" xlink:type="simple" xlink:show="embed" xlink:actuate="onLoad">
            <text:p/>
          </draw:image>
        </draw:frame>
        <draw:frame draw:style-name="gr10" draw:text-style-name="P6" draw:layer="layout" svg:width="1.055cm" svg:height="0.988cm" svg:x="13.784cm" svg:y="7.036cm">
          <draw:image xlink:href="Pictures/1000020100000020000000205CDB6E0D.png" xlink:type="simple" xlink:show="embed" xlink:actuate="onLoad">
            <text:p/>
          </draw:image>
        </draw:frame>
        <draw:custom-shape draw:style-name="gr8" draw:text-style-name="P5" draw:layer="layout" svg:width="1.648cm" svg:height="1.316cm" svg:x="1.352cm" svg:y="8.553cm">
          <text:p text:style-name="P3"><text:span text:style-name="T2">OCR</text:span></text:p>
          <draw:enhanced-geometry svg:viewBox="0 0 21600 21600" draw:glue-points="10800 2150 0 10800 10800 19890 21600 10800" draw:text-areas="0 4300 21600 21600" draw:type="flowchart-manual-input" draw:enhanced-path="M 0 4300 L 21600 0 21600 21600 0 21600 0 4300 Z N"/>
        </draw:custom-shape>
        <draw:line draw:style-name="gr11" draw:text-style-name="P6" draw:layer="layout" svg:x1="5.3cm" svg:y1="4cm" svg:x2="7.2cm" svg:y2="4cm">
          <text:p/>
        </draw:line>
        <draw:frame draw:style-name="gr12" draw:text-style-name="P7" draw:layer="layout" svg:width="1.76cm" svg:height="0.955cm" svg:x="4.5cm" svg:y="2.5cm">
          <draw:text-box>
            <text:p><text:span text:style-name="T3">登録</text:span></text:p>
            <text:p><text:span text:style-name="T3">ボタン</text:span></text:p>
          </draw:text-box>
        </draw:frame>
        <draw:frame draw:style-name="gr13" draw:text-style-name="P7" draw:layer="layout" svg:width="1.76cm" svg:height="1.134cm" svg:x="6.5cm" svg:y="5.866cm">
          <draw:text-box>
            <text:p><text:span text:style-name="T3">修正</text:span></text:p>
            <text:p><text:span text:style-name="T3">ボタン</text:span></text:p>
          </draw:text-box>
        </draw:frame>
        <draw:frame draw:style-name="gr14" draw:text-style-name="P7" draw:layer="layout" svg:width="1.6cm" svg:height="0.955cm" svg:x="11.9cm" svg:y="5.3cm">
          <draw:text-box>
            <text:p><text:span text:style-name="T3">出力</text:span></text:p>
            <text:p><text:span text:style-name="T3">ボタン</text:span></text:p>
          </draw:text-box>
        </draw:frame>
        <draw:frame draw:style-name="gr15" draw:text-style-name="P7" draw:layer="layout" svg:width="2.816cm" svg:height="1.194cm" svg:x="11.5cm" svg:y="2.806cm">
          <draw:text-box>
            <text:p><text:span text:style-name="T3">バックアップ</text:span></text:p>
            <text:p><text:span text:style-name="T3">メニュー</text:span></text:p>
          </draw:text-box>
        </draw:frame>
        <draw:line draw:style-name="gr11" draw:text-style-name="P6" draw:layer="layout" svg:x1="10.5cm" svg:y1="5.684cm" svg:x2="13.597cm" svg:y2="7cm">
          <text:p/>
        </draw:line>
        <draw:line draw:style-name="gr11" draw:text-style-name="P6" draw:layer="layout" svg:x1="10.5cm" svg:y1="4cm" svg:x2="13.5cm" svg:y2="5cm">
          <text:p/>
        </draw:line>
        <draw:line draw:style-name="gr11" draw:text-style-name="P6" draw:layer="layout" svg:x1="7cm" svg:y1="5.5cm" svg:x2="5.24cm" svg:y2="5.5cm">
          <text:p/>
        </draw:line>
        <draw:line draw:style-name="gr16" draw:text-style-name="P6" draw:layer="layout" svg:x1="5.332cm" svg:y1="6.368cm" svg:x2="7.5cm" svg:y2="8.5cm">
          <text:p/>
        </draw:line>
        <draw:line draw:style-name="gr16" draw:text-style-name="P6" draw:layer="layout" svg:x1="9.5cm" svg:y1="8.5cm" svg:x2="9.5cm" svg:y2="6cm">
          <text:p/>
        </draw:line>
        <draw:line draw:style-name="gr11" draw:text-style-name="P6" draw:layer="layout" svg:x1="4cm" svg:y1="8cm" svg:x2="4cm" svg:y2="6cm">
          <text:p/>
        </draw:line>
        <draw:frame draw:style-name="gr17" draw:text-style-name="P7" draw:layer="layout" svg:width="2.112cm" svg:height="1cm" svg:x="4cm" svg:y="7cm">
          <draw:text-box>
            <text:p><text:span text:style-name="T3">レストアメニュー</text:span></text:p>
          </draw:text-box>
        </draw:frame>
        <draw:line draw:style-name="gr11" draw:text-style-name="P6" draw:layer="layout" svg:x1="2cm" svg:y1="8.5cm" svg:x2="2cm" svg:y2="6cm">
          <text:p/>
        </draw:line>
        <draw:frame draw:style-name="gr18" draw:text-style-name="P8" draw:layer="layout" svg:width="2.099cm" svg:height="1.197cm" svg:x="1.901cm" svg:y="7cm">
          <draw:text-box>
            <text:p><text:span text:style-name="T2">OCR</text:span></text:p>
            <text:p><text:span text:style-name="T2">取り込み</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7.6cm" fo:page-height="12.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泉 勇樹</meta:initial-creator>
    <meta:creation-date>2012-04-27T23:25:56.37</meta:creation-date>
    <dc:date>2012-04-28T01:49:09.97</dc:date>
    <dc:creator>泉 勇樹</dc:creator>
    <meta:editing-duration>PT1H41M42S</meta:editing-duration>
    <meta:editing-cycles>21</meta:editing-cycles>
    <meta:generator>OpenOffice.org/3.3$Win32 OpenOffice.org_project/330m20$Build-9567</meta:generator>
    <meta:document-statistic meta:object-count="30"/>
  </office:meta>
</office:document-meta>
</file>